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5"/>
    <style:style style:name="P5" style:family="paragraph" style:parent-style-name="List_20_Paragraph" style:list-style-name="WWNum2">
      <style:text-properties fo:background-color="#ffff00"/>
    </style:style>
    <style:style style:name="P6" style:family="paragraph" style:parent-style-name="List_20_Paragraph">
      <style:paragraph-properties fo:margin-left="0.75in" fo:margin-right="0in" fo:text-indent="0in" style:auto-text-indent="false"/>
    </style:style>
    <style:style style:name="P7" style:family="paragraph" style:parent-style-name="Standard">
      <style:paragraph-properties fo:margin-left="0.25in" fo:margin-right="0in" fo:text-indent="0in" style:auto-text-indent="false"/>
    </style:style>
    <style:style style:name="P8"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 text:c="44"/><text:bookmark text:name="_GoBack"/></text:p>
      <text:p text:style-name="Standard">General changes.</text:p>
      <text:list xml:id="list798507154" text:style-name="WWNum1">
        <text:list-item>
          <text:p text:style-name="P1">From the logo, it is seen that black and the amber (orange yellow colour) are the main colours, therefore it will be nice if the main background colour to be black not white, then white to be on important div elements e.g., on the core values. Also and the amber (orange yellow colour) to be the footer colour.</text:p>
        </text:list-item>
        <text:list-item>
          <text:p text:style-name="P1">Also on some pages, let the background to be an image then the words to be overlaid on top of it.</text:p>
        </text:list-item>
      </text:list>
      <text:p text:style-name="P7">Header</text:p>
      <text:list xml:id="list2182725211" text:style-name="WWNum2">
        <text:list-item>
          <text:p text:style-name="P2">Since black will be the overall background colour, except the footer, then the navigation links on the header tab to be on amber (orange yellow colour), then upon hover to be white in colour.</text:p>
        </text:list-item>
      </text:list>
      <text:p text:style-name="Standard"><text:s text:c="6"/>Home page</text:p>
      <text:list xml:id="list223501272404753" text:continue-numbering="true" text:style-name="WWNum2">
        <text:list-item>
          <text:p text:style-name="P5">The words “image description” on each picture, I suggest shouldn’t be there if it does not have a meaning.</text:p>
        </text:list-item>
        <text:list-item>
          <text:p text:style-name="P5">The partners section, there is only one partner shown wat about others, also the IET logo is still not changed.</text:p>
        </text:list-item>
        <text:list-item>
          <text:p text:style-name="P5">Also the partner’s logo upon clicking, they should direct to its respective website. Unless it’s not part of the original design</text:p>
        </text:list-item>
      </text:list>
      <text:p text:style-name="Standard"><text:s text:c="6"/>Programs.</text:p>
      <text:list xml:id="list2573510828" text:style-name="WWNum3">
        <text:list-item>
          <text:p text:style-name="P3">This page contains named programs without content, I suggest programs that were already <text:s text:c="5"/>done are the ones to be kept there and displayed, and at least another one that is yet to be implemented, instead of keeping dummy data’s </text:p>
        </text:list-item>
      </text:list>
      <text:p text:style-name="Standard"><text:s text:c="6"/>Contact us</text:p>
      <text:list xml:id="list3238053222" text:style-name="WWNum5">
        <text:list-item>
          <text:p text:style-name="P4">I see it is not included in the header, unless it’s among the new changes.</text:p>
        </text:list-item>
        <text:list-item>
          <text:p text:style-name="P4">More should be added at the footer that is part of contact, example email, mob no, urlwebsite, and the creators of the site.</text:p>
        </text:list-item>
      </text:list>
      <text:p text:style-name="P7"><text:s text:c="9"/></text:p>
      <text:p text:style-name="P6"/>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GB" style:font-name-asian="F" style:font-family-generic-asian="system" style:font-pitch-asian="variable" style:font-size-asian="13pt" style:font-name-complex="F"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ER</meta:initial-creator>
    <meta:editing-cycles>2</meta:editing-cycles>
    <meta:creation-date>2021-09-27T15:49:00</meta:creation-date>
    <dc:date>2021-10-01T22:35:00.614406141</dc:date>
    <meta:editing-duration>PT1H5M12S</meta:editing-duration>
    <meta:generator>LibreOffice/6.4.4.2$Linux_X86_64 LibreOffice_project/40$Build-2</meta:generator>
    <meta:document-statistic meta:table-count="0" meta:image-count="0" meta:object-count="0" meta:page-count="1" meta:paragraph-count="16" meta:word-count="267" meta:character-count="1502" meta:non-whitespace-character-count="1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